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hub_pat_11BHX3EYY0WwfVQVMOMsNA_nnXAU6iutA3Os3rJt9RY77VDbUrA0cq83aLg89eUoNlVH2JZMIWoTKx5KWWgithub_pat_11BHX3EYY0wJXrEv6uecy3_DC4upQG7sLRn8Cfurxx7SOmglXUPgQkziixQxL0RPsVIGGBOW3AFl2onjS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2:37:29.114739442</meta:creation-date>
    <dc:date>2024-06-27T13:29:11.633298220</dc:date>
    <meta:editing-duration>PT21M3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186" meta:non-whitespace-character-count="186"/>
  </office:meta>
</office:document-meta>
</file>